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5-11-03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5-09-1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5-08-2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5-06-27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5-05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5-04-2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4-11-0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4-10-0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4-09-1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4-08-09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4-07-1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4-06-0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4-05-08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4-04-2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4-04-09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4-03-05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3-11-22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3-10-18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3-09-1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3-08-15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3-08-09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3-07-1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3-06-12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3-05-26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3-04-24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2-11-15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2-10-10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2-09-06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2-08-15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2-07-28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2-06-15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2-05-05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2-04-13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1-11-2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1-10-06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1-09-0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1-08-1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1-07-0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1-06-22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1-04-1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1-03-0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0-11-19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0-10-28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0-09-24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0-08-2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0-07-2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0-06-1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0-05-18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20-05-1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9-11-2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9-10-29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9-09-23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9-08-23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9-07-23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9-06-12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9-05-0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9-04-09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8-11-07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8-10-03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8-09-07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8-08-03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8-07-12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8-06-1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8-05-15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8-04-23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7-12-0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7-11-06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7-10-04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7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7-08-0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7-07-0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7-06-0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7-05-02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7-04-06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6-12-0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6-11-0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6-10-1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6-09-02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6-08-01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6-07-06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6-06-01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6-05-0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6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5-12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5-11-02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5-10-0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5-09-04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5-08-13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5-07-0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5-06-04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5-05-04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4-12-0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4-11-05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4-10-0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4-09-02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4-08-0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4-07-0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4-06-0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4-03-31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3-11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3-10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3-09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3-08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3-07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3-06-0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3-05-0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3-04-0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3-03-0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2-12-0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2-11-0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2-09-0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2-08-0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2-07-0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2-06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2-05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2-03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1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8-05-21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6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6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5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3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70</text:p>
          </table:table-cell>
          <table:table-cell office:value-type="string" calcext:value-type="string">
            <text:p>QWTA nr Dovray, Repl # 51006</text:p>
          </table:table-cell>
          <table:table-cell office:value-type="string" calcext:value-type="string">
            <text:p>200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84" meta:object-count="0"/>
    <meta:user-defined meta:name="AppVersion">3.0</meta:user-defined>
  </office:meta>
</office:document-meta>
</file>